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paragraph-rsid="003278fc" style:font-size-asian="11pt" style:font-weight-asian="normal" style:font-size-complex="11pt" style:font-weight-complex="normal" loext:padding="0cm" loext:border="non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paragraph-rsid="003bf958" style:font-size-asian="11pt" style:font-weight-asian="normal" style:font-size-complex="11pt" style:font-weight-complex="normal" loext:padding="0cm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5334bd" officeooo:paragraph-rsid="005334bd" style:font-size-asian="11pt" style:font-weight-asian="normal" style:font-size-complex="11pt" style:font-weight-complex="normal" loext:padding="0cm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5334bd" officeooo:paragraph-rsid="005962b6" style:font-size-asian="11pt" style:font-weight-asian="normal" style:font-size-complex="11pt" style:font-weight-complex="normal" loext:padding="0cm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41b67e" officeooo:paragraph-rsid="0041b67e" style:font-size-asian="11pt" style:font-weight-asian="normal" style:font-size-complex="11pt" style:font-weight-complex="normal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5962b6" officeooo:paragraph-rsid="005962b6" style:font-size-asian="11pt" style:font-weight-asian="normal" style:font-size-complex="11pt" style:font-weight-complex="normal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3d2448" officeooo:paragraph-rsid="003278fc" style:font-size-asian="11pt" style:font-weight-asian="normal" style:font-size-complex="11pt" style:font-weight-complex="normal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5a88eb" officeooo:paragraph-rsid="005a88eb" style:font-size-asian="11pt" style:font-weight-asian="normal" style:font-size-complex="11pt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Calibri" fo:font-size="11pt" fo:letter-spacing="normal" fo:font-style="normal" fo:font-weight="normal" officeooo:rsid="004caf80" officeooo:paragraph-rsid="004caf80" style:font-size-asian="9.60000038146973pt" style:font-weight-asian="normal" style:font-size-complex="11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Calibri" fo:font-size="11pt" fo:letter-spacing="normal" fo:font-style="normal" style:text-underline-style="solid" style:text-underline-width="auto" style:text-underline-color="font-color" fo:font-weight="normal" officeooo:rsid="003278fc" officeooo:paragraph-rsid="003278fc" style:font-size-asian="9.60000038146973pt" style:font-weight-asian="normal" style:font-size-complex="11pt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text-position="0% 100%" style:font-name="Calibri" fo:font-size="11pt" fo:letter-spacing="normal" fo:font-style="normal" style:text-underline-style="none" fo:font-weight="normal" officeooo:rsid="005334bd" officeooo:paragraph-rsid="00557844" style:font-size-asian="11pt" style:font-weight-asian="normal" style:font-size-complex="11pt" style:font-weight-complex="normal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text-position="0% 100%" style:font-name="Calibri" fo:font-size="11pt" fo:letter-spacing="normal" fo:font-style="normal" style:text-underline-style="none" fo:font-weight="normal" officeooo:rsid="005334bd" officeooo:paragraph-rsid="005962b6" style:font-size-asian="11pt" style:font-weight-asian="normal" style:font-size-complex="11pt" style:font-weight-complex="normal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text-position="0% 100%" style:font-name="Calibri" fo:font-size="11pt" fo:letter-spacing="normal" fo:font-style="normal" style:text-underline-style="none" fo:font-weight="normal" officeooo:rsid="005334bd" officeooo:paragraph-rsid="005334bd" style:font-size-asian="11pt" style:font-weight-asian="normal" style:font-size-complex="11pt" style:font-weight-complex="normal" loext:padding="0cm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text-position="0% 100%" style:font-name="Calibri" fo:font-size="11pt" fo:letter-spacing="normal" fo:font-style="normal" style:text-underline-style="none" fo:font-weight="normal" officeooo:rsid="005962b6" officeooo:paragraph-rsid="005962b6" style:font-size-asian="11pt" style:font-weight-asian="normal" style:font-size-complex="11pt" style:font-weight-complex="normal" loext:padding="0cm" loext:border="none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officeooo:rsid="003278fc" officeooo:paragraph-rsid="003278f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officeooo:rsid="003278fc" officeooo:paragraph-rsid="003278f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1pt" officeooo:rsid="003278fc" officeooo:paragraph-rsid="003278f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officeooo:rsid="003278fc" officeooo:paragraph-rsid="00519766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1pt" officeooo:rsid="0047d588" officeooo:paragraph-rsid="0047d588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officeooo:rsid="004caf80" officeooo:paragraph-rsid="004caf80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Calibri" fo:font-weight="bold" officeooo:paragraph-rsid="003278f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4561f4" officeooo:paragraph-rsid="004561f4"/>
    </style:style>
    <style:style style:name="P23" style:family="paragraph" style:parent-style-name="Standard">
      <style:paragraph-properties fo:text-align="start" style:justify-single-word="false"/>
      <style:text-properties officeooo:paragraph-rsid="003278fc"/>
    </style:style>
    <style:style style:name="P24" style:family="paragraph" style:parent-style-name="Standard">
      <style:paragraph-properties fo:text-align="start" style:justify-single-word="false"/>
      <style:text-properties officeooo:paragraph-rsid="003bf958"/>
    </style:style>
    <style:style style:name="P25" style:family="paragraph" style:parent-style-name="Standard">
      <style:paragraph-properties fo:text-align="start" style:justify-single-word="false"/>
      <style:text-properties officeooo:rsid="0041b67e" officeooo:paragraph-rsid="0041b67e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3278fc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1pt" fo:font-weight="bold" officeooo:rsid="003278fc" officeooo:paragraph-rsid="003278fc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1pt" officeooo:rsid="003278fc" officeooo:paragraph-rsid="003278fc" style:font-size-asian="9.60000038146973pt" style:font-size-complex="11pt"/>
    </style:style>
    <style:style style:name="T1" style:family="text">
      <style:text-properties style:font-name="Calibri" fo:font-size="11pt" fo:font-weight="bold" officeooo:rsid="003278fc" style:font-size-asian="9.60000038146973pt" style:font-weight-asian="bold" style:font-size-complex="11pt" style:font-weight-complex="bold"/>
    </style:style>
    <style:style style:name="T2" style:family="text">
      <style:text-properties style:font-name="Calibri" fo:font-size="11pt" fo:font-weight="bold" officeooo:rsid="003278fc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3a65be" style:font-weight-asian="normal" style:font-weight-complex="normal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4a6c57" style:font-weight-asian="normal" style:font-weight-complex="normal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4c03da" style:font-weight-asian="normal" style:font-weight-complex="normal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519766" style:font-weight-asian="normal" style:font-weight-complex="normal" loext:padding="0cm" loext:border="none"/>
    </style:style>
    <style:style style:name="T9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 loext:padding="0cm" loext:border="none"/>
    </style:style>
    <style:style style:name="T10" style:family="text">
      <style:text-properties fo:font-variant="normal" fo:text-transform="none" style:font-name="Calibri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Calibri" fo:font-size="11pt" fo:letter-spacing="normal" fo:font-style="normal" fo:font-weight="normal" style:font-size-asian="11pt" style:font-size-complex="11pt" loext:padding="0cm" loext:border="none"/>
    </style:style>
    <style:style style:name="T12" style:family="text">
      <style:text-properties fo:font-variant="normal" fo:text-transform="none" style:font-name="Calibri" fo:font-size="11pt" fo:letter-spacing="normal" fo:font-style="normal" fo:font-weight="normal" officeooo:rsid="00390665" style:font-size-asian="11pt" style:font-size-complex="11pt" loext:padding="0cm" loext:border="none"/>
    </style:style>
    <style:style style:name="T13" style:family="text">
      <style:text-properties fo:font-variant="normal" fo:text-transform="none" style:font-name="Calibri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style:font-name="Calibri" fo:font-size="11pt" fo:letter-spacing="normal" fo:font-style="normal" fo:font-weight="normal" officeooo:rsid="0042df59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style:font-name="Calibri" fo:font-size="11pt" fo:letter-spacing="normal" fo:font-style="normal" fo:font-weight="normal" officeooo:rsid="0042eae0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style:font-name="Calibri" fo:font-size="11pt" fo:letter-spacing="normal" fo:font-style="normal" fo:font-weight="normal" officeooo:rsid="003278fc" style:font-size-asian="11pt" style:font-weight-asian="normal" style:font-size-complex="11pt" style:font-weight-complex="normal" loext:padding="0cm" loext:border="none"/>
    </style:style>
    <style:style style:name="T17" style:family="text">
      <style:text-properties fo:font-variant="normal" fo:text-transform="none" style:font-name="Calibri" fo:font-size="11pt" fo:letter-spacing="normal" fo:font-style="normal" fo:font-weight="normal" officeooo:rsid="004754de" style:font-size-asian="11pt" style:font-weight-asian="normal" style:font-size-complex="11pt" style:font-weight-complex="normal" loext:padding="0cm" loext:border="none"/>
    </style:style>
    <style:style style:name="T18" style:family="text">
      <style:text-properties fo:font-variant="normal" fo:text-transform="none" style:font-name="Calibri" fo:font-size="11pt" fo:letter-spacing="normal" fo:font-style="normal" fo:font-weight="normal" officeooo:rsid="0050e849" style:font-size-asian="11pt" style:font-weight-asian="normal" style:font-size-complex="11pt" style:font-weight-complex="normal" loext:padding="0cm" loext:border="none"/>
    </style:style>
    <style:style style:name="T19" style:family="text">
      <style:text-properties fo:font-variant="normal" fo:text-transform="none" style:font-name="Calibri" fo:font-size="11pt" fo:letter-spacing="normal" fo:font-style="normal" fo:font-weight="normal" officeooo:rsid="005334bd" style:font-size-asian="11pt" style:font-weight-asian="normal" style:font-size-complex="11pt" style:font-weight-complex="normal" loext:padding="0cm" loext:border="none"/>
    </style:style>
    <style:style style:name="T20" style:family="text">
      <style:text-properties fo:font-variant="normal" fo:text-transform="none" style:font-name="Calibri" fo:font-size="11pt" fo:letter-spacing="normal" fo:font-style="normal" fo:font-weight="normal" officeooo:rsid="003bf958" style:font-size-asian="9.60000038146973pt" style:font-weight-asian="normal" style:font-size-complex="11pt" style:font-weight-complex="normal" loext:padding="0cm" loext:border="none"/>
    </style:style>
    <style:style style:name="T21" style:family="text">
      <style:text-properties fo:font-variant="normal" fo:text-transform="none" style:font-name="Calibri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22" style:family="text">
      <style:text-properties fo:font-variant="normal" fo:text-transform="none" style:font-name="Calibri" fo:font-size="11pt" fo:letter-spacing="normal" fo:font-style="normal" fo:font-weight="bold" officeooo:rsid="004754de" style:font-size-asian="11pt" style:font-weight-asian="bold" style:font-size-complex="11pt" style:font-weight-complex="bold" loext:padding="0cm" loext:border="none"/>
    </style:style>
    <style:style style:name="T23" style:family="text">
      <style:text-properties fo:font-variant="normal" fo:text-transform="none" style:font-name="Calibri" fo:font-size="11pt" fo:letter-spacing="normal" fo:font-style="normal" fo:font-weight="bold" officeooo:rsid="005334bd" style:font-size-asian="11pt" style:font-weight-asian="bold" style:font-size-complex="11pt" style:font-weight-complex="bold" loext:padding="0cm" loext:border="none"/>
    </style:style>
    <style:style style:name="T24" style:family="text">
      <style:text-properties fo:font-variant="normal" fo:text-transform="none" style:font-name="Calibri" fo:font-size="11pt" fo:letter-spacing="normal" fo:font-style="normal" fo:font-weight="bold" officeooo:rsid="003bf958" style:font-size-asian="9.60000038146973pt" style:font-weight-asian="bold" style:font-size-complex="11pt" style:font-weight-complex="bold" loext:padding="0cm" loext:border="none"/>
    </style:style>
    <style:style style:name="T25" style:family="text">
      <style:text-properties fo:font-variant="normal" fo:text-transform="none" style:font-name="Calibri" fo:font-size="11pt" fo:letter-spacing="normal" style:font-size-asian="11pt" style:font-size-complex="11pt" loext:padding="0cm" loext:border="none"/>
    </style:style>
    <style:style style:name="T26" style:family="text">
      <style:text-properties fo:font-variant="normal" fo:text-transform="none" style:font-name="Calibri" fo:font-size="11pt" fo:letter-spacing="normal" fo:font-style="italic" fo:font-weight="normal" style:font-size-asian="11pt" style:font-style-asian="italic" style:font-size-complex="11pt" style:font-style-complex="italic" loext:padding="0cm" loext:border="none"/>
    </style:style>
    <style:style style:name="T27" style:family="text">
      <style:text-properties fo:font-variant="normal" fo:text-transform="none" style:font-name="Calibri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28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29" style:family="text">
      <style:text-properties fo:font-variant="normal" fo:text-transform="none" fo:font-size="11pt" fo:letter-spacing="normal" fo:font-style="normal" fo:font-weight="normal" officeooo:rsid="003278fc" style:font-size-asian="11pt" style:font-weight-asian="normal" style:font-size-complex="11pt" style:font-weight-complex="normal" loext:padding="0cm" loext:border="none"/>
    </style:style>
    <style:style style:name="T30" style:family="text">
      <style:text-properties fo:font-variant="normal" fo:text-transform="none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31" style:family="text">
      <style:text-properties fo:font-variant="normal" fo:text-transform="none" fo:font-size="11pt" fo:letter-spacing="normal" fo:font-weight="normal" style:font-size-asian="11pt" style:font-weight-asian="normal" style:font-size-complex="11pt" style:font-weight-complex="normal" loext:padding="0cm" loext:border="none"/>
    </style:style>
    <style:style style:name="T32" style:family="text">
      <style:text-properties fo:font-variant="normal" fo:text-transform="none" style:text-line-through-style="none" style:text-line-through-type="none" style:font-name="Calibri" fo:font-size="11pt" fo:letter-spacing="normal" fo:font-style="normal" style:text-underline-style="solid" style:text-underline-width="auto" style:text-underline-color="font-color" fo:font-weight="normal" officeooo:rsid="003278fc" style:font-size-asian="9.60000038146973pt" style:font-weight-asian="normal" style:font-size-complex="11pt" style:font-weight-complex="normal" loext:padding="0cm" loext:border="none"/>
    </style:style>
    <style:style style:name="T33" style:family="text">
      <style:text-properties fo:font-variant="normal" fo:text-transform="none" style:text-line-through-style="none" style:text-line-through-type="none" style:font-name="Calibri" fo:font-size="11pt" fo:letter-spacing="normal" style:text-underline-style="solid" style:text-underline-width="auto" style:text-underline-color="font-color" fo:font-weight="normal" officeooo:rsid="003278fc" style:font-size-asian="9.60000038146973pt" style:font-weight-asian="normal" style:font-size-complex="11pt" style:font-weight-complex="normal" loext:padding="0cm" loext:border="none"/>
    </style:style>
    <style:style style:name="T34" style:family="text">
      <style:text-properties fo:font-variant="normal" fo:text-transform="none" style:text-line-through-style="none" style:text-line-through-type="none" style:font-name="Calibri" fo:font-size="11pt" fo:letter-spacing="normal" fo:font-style="italic" style:text-underline-style="solid" style:text-underline-width="auto" style:text-underline-color="font-color" fo:font-weight="normal" officeooo:rsid="003278fc" style:font-size-asian="9.60000038146973pt" style:font-style-asian="italic" style:font-weight-asian="normal" style:font-size-complex="11pt" style:font-style-complex="italic" style:font-weight-complex="normal" loext:padding="0cm" loext:border="none"/>
    </style:style>
    <style:style style:name="T35" style:family="text">
      <style:text-properties fo:font-variant="normal" fo:text-transform="none" fo:color="#c9211e" loext:opacity="100%" style:font-name="Calibri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3e73d" style:font-weight-asian="normal" style:font-weight-complex="normal"/>
    </style:style>
    <style:style style:name="T38" style:family="text">
      <style:text-properties fo:font-weight="normal" officeooo:rsid="005ce904" style:font-weight-asian="normal" style:font-weight-complex="normal"/>
    </style:style>
    <style:style style:name="T39" style:family="text">
      <style:text-properties fo:font-size="11pt" officeooo:rsid="003278fc" style:font-size-asian="9.60000038146973pt" style:font-size-complex="11pt"/>
    </style:style>
    <style:style style:name="T40" style:family="text">
      <style:text-properties style:text-underline-style="solid" style:text-underline-width="auto" style:text-underline-color="font-color" officeooo:rsid="005962b6"/>
    </style:style>
    <style:style style:name="T41" style:family="text">
      <style:text-properties style:text-position="0% 100%" style:text-underline-style="none"/>
    </style:style>
    <style:style style:name="T42" style:family="text">
      <style:text-properties style:text-position="0% 100%" style:text-underline-style="none" officeooo:rsid="005962b6"/>
    </style:style>
    <style:style style:name="T43" style:family="text">
      <style:text-properties officeooo:rsid="00557844"/>
    </style:style>
    <style:style style:name="T44" style:family="text">
      <style:text-properties officeooo:rsid="005962b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héorie</text:p>
      <text:p text:style-name="P16"/>
      <text:p text:style-name="P17"/>
      <text:p text:style-name="P27">Question 3 : </text:p>
      <text:p text:style-name="P27"><draw:frame draw:style-name="fr2" draw:name="Objet1" text:anchor-type="char" svg:width="16.023cm" svg:height="9.005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37"/></text:p>
      <text:p text:style-name="P17"/>
      <text:p text:style-name="P17"><draw:frame draw:style-name="fr2" draw:name="Objet2" text:anchor-type="char" svg:width="16.023cm" svg:height="9.00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/>
      <text:p text:style-name="P17"/>
      <text:p text:style-name="P17"><draw:frame draw:style-name="fr1" draw:name="Objet3" text:anchor-type="char" svg:width="16.023cm" svg:height="9.005cm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21"><text:span text:style-name="T39">Question 4 : </text:span><text:span text:style-name="T28">Au premier semestre vous avez vu ce qu’est une combinaison, un arrangement ainsi qu’un n-uplet. D’un point de vue math</text:span><text:span text:style-name="T29">é</text:span><text:span text:style-name="T28">matiques, qu’est-ce qu’une</text:span><text:span text:style-name="T31"> </text:span><text:span text:style-name="T30">Table</text:span><text:span text:style-name="T31"> </text:span><text:span text:style-name="T28">? Justifier votre choix.</text:span></text:p>
      <text:p text:style-name="P1"/>
      <text:p text:style-name="P22"><text:span text:style-name="T13">Chacune des cartes sont différentes ce qui empêche les répétitions, donc nous savons déjà que les Tables de Cartes ne sont pas des n-uplets</text:span><text:span text:style-name="T16">.</text:span></text:p>
      <text:p text:style-name="P22"><text:span text:style-name="T16">D</text:span><text:span text:style-name="T13">euxièmement, afin de faire un ensemble de 3 cartes sur un tableau de </text:span><text:span text:style-name="T18">3</text:span><text:span text:style-name="T13"> par </text:span><text:span text:style-name="T18">3</text:span><text:span text:style-name="T13">, on </text:span><text:span text:style-name="T19">ne</text:span><text:span text:style-name="T13"> s’intéresse </text:span><text:span text:style-name="T19">pas à l’alignement </text:span><text:span text:style-name="T13">des cartes. </text:span><text:span text:style-name="T17">Donc l’ordre des cartes dans le tableau </text:span><text:span text:style-name="T19">ne</text:span><text:span text:style-name="T17"> compt</text:span><text:span text:style-name="T19">e pas, </text:span><text:span text:style-name="T17">alors une Table de Cartes est un</text:span><text:span text:style-name="T19">e </text:span><text:span text:style-name="T23">combinaison</text:span><text:span text:style-name="T22">.</text:span></text:p>
      <text:p text:style-name="P10"/>
      <text:p text:style-name="P10"/>
      <text:list xml:id="list4255601952" text:style-name="L1">
        <text:list-item>
          <text:p text:style-name="P26"><text:span text:style-name="T32">Pour les questions suivantes, la</text:span><text:span text:style-name="T33"> </text:span><text:span text:style-name="T34">Tables</text:span><text:span text:style-name="T32"> contient 9</text:span><text:span text:style-name="T33"> </text:span><text:span text:style-name="T34">Cartes</text:span><text:span text:style-name="T32"> et le jeu en contient 81.</text:span></text:p>
        </text:list-item>
      </text:list>
      <text:p text:style-name="P17"/>
      <text:p text:style-name="P23"><text:span text:style-name="T2">Question 5 : </text:span><text:span text:style-name="T11">Combien y-a-t-il de</text:span><text:span text:style-name="T25"> </text:span><text:span text:style-name="T26">Tables</text:span><text:span text:style-name="T11"> diff</text:span><text:span text:style-name="T12">é</text:span><text:span text:style-name="T11">rentes possibles </text:span><text:span text:style-name="T10">?</text:span></text:p>
      <text:p text:style-name="P17"/>
      <text:p text:style-name="P19">Nous avons alors un arrangement avec p = 9 et n = 81, calculons :</text:p>
      <text:p text:style-name="P19"><draw:frame draw:style-name="fr3" draw:name="Object1" text:anchor-type="as-char" svg:y="-0.621cm" svg:width="8.737cm" svg:height="1.041cm" draw:z-index="0"><draw:object xlink:href="./Object 1" xlink:type="simple" xlink:show="embed" xlink:actuate="onLoad"/><draw:image xlink:href="./ObjectReplacements/Object 1" xlink:type="simple" xlink:show="embed" xlink:actuate="onLoad"/></draw:frame><text:s/>ce qui nous donne un résultat (assez) grand.</text:p>
      <text:p text:style-name="P17"/>
      <text:p text:style-name="P17"/>
      <text:p text:style-name="P23"><text:span text:style-name="T1">Question </text:span><text:span text:style-name="T2">6 : </text:span><text:span text:style-name="T11">Combien y-a-t-il de</text:span><text:span text:style-name="T25"> </text:span><text:span text:style-name="T26">Tables</text:span><text:span text:style-name="T11"> contenant exactement 3</text:span><text:span text:style-name="T25"> </text:span><text:span text:style-name="T26">Cartes</text:span><text:span text:style-name="T11"> rouges ?</text:span></text:p>
      <text:p text:style-name="P17"/>
      <text:p text:style-name="P18"><text:span text:style-name="T6">Avec 3 couleurs, </text:span><text:span text:style-name="T8">un</text:span><text:span text:style-name="T6"> tiers des cartes est d’une couleur précise donc il y cartes 27 cartes rouges différentes </text:span><text:span text:style-name="T7">et 54 cartes non rouges.</text:span></text:p>
      <text:p text:style-name="P20"><text:span text:style-name="T7">I</text:span><text:span text:style-name="T4">ci on souhaite donc 3 cartes rouges et pas plus, soit 6 cartes autres que rouges.</text:span></text:p>
      <text:p text:style-name="P9">On a :</text:p>
      <text:p text:style-name="P20"><text:span text:style-name="T4"><draw:frame draw:style-name="fr3" draw:name="Object2" text:anchor-type="as-char" svg:y="-0.621cm" svg:width="4.777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<text:s/>tableaux différents avec exactement 3 cartes rouges</text:span></text:p>
      <text:p text:style-name="P17"/>
      <text:p text:style-name="P17"/>
      <text:p text:style-name="P17"><text:span text:style-name="T3">Question 7 :</text:span><text:span text:style-name="T36"> </text:span><text:span text:style-name="T4">D</text:span><text:span text:style-name="T5">é</text:span><text:span text:style-name="T4">duire, des questions, pr</text:span><text:span text:style-name="T5">é</text:span><text:span text:style-name="T4">c</text:span><text:span text:style-name="T5">é</text:span><text:span text:style-name="T4">dentes, la probabilit</text:span><text:span text:style-name="T5">é</text:span><text:span text:style-name="T4"> d’avoir une </text:span><text:span text:style-name="T9">Tables</text:span><text:span text:style-name="T4"> contenant exactement 3 </text:span><text:span text:style-name="T9">Cartes </text:span><text:span text:style-name="T4">rouges.</text:span></text:p>
      <text:p text:style-name="P17"><text:soft-page-break/><text:span text:style-name="T4"><text:line-break/></text:span><text:span text:style-name="T4"><draw:frame draw:style-name="fr3" draw:name="Object3" text:anchor-type="as-char" svg:y="-0.681cm" svg:width="7.588cm" svg:height="1.1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/>
      <text:p text:style-name="P24"><text:span text:style-name="T24">Question 9 :</text:span><text:span text:style-name="T20"> </text:span><text:span text:style-name="T13">Combien y-a-t-il de </text:span><text:span text:style-name="T27">Tables</text:span><text:span text:style-name="T13"> contenant exactement 3 </text:span><text:span text:style-name="T27">Cartes</text:span><text:span text:style-name="T13"> rouges et 2 </text:span><text:span text:style-name="T27">Cartes</text:span><text:span text:style-name="T13"> ayant au moins un losange ?</text:span></text:p>
      <text:p text:style-name="P2"/>
      <text:p text:style-name="P3">On reprend les mêmes calculs pour les 3 cartes rouges soit le résultat d’<text:span text:style-name="T44">une probabilité de </text:span><text:span text:style-name="T40">0.289</text:span><text:span text:style-name="T41">.<text:line-break/></text:span></text:p>
      <text:p text:style-name="P11">Ensuite, que ce soit rouge on non, on veut <text:span text:style-name="T44">exactement</text:span> 2 cartes avec comme forme <text:span text:style-name="T44">un</text:span> losange <text:span text:style-name="T44">peut importe le nombre de figures ainsi que 7 autres carte quelconques.</text:span><text:line-break/><text:span text:style-name="T43">Calculons le nombre de cas pour 2 losanges </text:span><text:span text:style-name="T44">+ 7 autres cartes :</text:span></text:p>
      <text:p text:style-name="P12"><draw:frame draw:style-name="fr3" draw:name="Object5" text:anchor-type="as-char" svg:y="-0.621cm" svg:width="4.748cm" svg:height="1cm" draw:z-index="3"><draw:object xlink:href="./Object 5" xlink:type="simple" xlink:show="embed" xlink:actuate="onLoad"/><draw:image xlink:href="./ObjectReplacements/Object 5" xlink:type="simple" xlink:show="embed" xlink:actuate="onLoad"/></draw:frame><text:s/><text:span text:style-name="T44">tableaux</text:span></text:p>
      <text:p text:style-name="P4"><text:span text:style-name="T42">Ce qui nous donne une proba de</text:span><text:span text:style-name="T41"><text:line-break/></text:span><text:span text:style-name="T41"><draw:frame draw:style-name="fr3" draw:name="Object4" text:anchor-type="as-char" svg:y="-0.681cm" svg:width="4.981cm" svg:height="1.1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1"> </text:span></text:p>
      <text:p text:style-name="P12"/>
      <text:p text:style-name="P14">Maintenant il nous suffit de croiser les probabilité pour 3 cartes rouges et 2 cartes losanges afin d’obtenir le tout :</text:p>
      <text:p text:style-name="P6"><text:span text:style-name="T41"><draw:frame draw:style-name="fr3" draw:name="Object6" text:anchor-type="as-char" svg:y="-0.377cm" svg:width="3.558cm" svg:height="0.46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1"><text:s/>soit 6.9%</text:span></text:p>
      <text:p text:style-name="P14"/>
      <text:p text:style-name="P14">Nous avons codé les probas pour 2 losanges, ainsi que pour le résultat final de cette question afin de prouver les résultats, qui finalement coïncident.</text:p>
      <text:p text:style-name="P13"/>
      <text:p text:style-name="P13"/>
      <text:p text:style-name="P25"><text:span text:style-name="T21">Question 10 :</text:span><text:span text:style-name="T13"> En utilisant la méthode </text:span><text:span text:style-name="T27">estUnE3C</text:span><text:span text:style-name="T13">, faire une estimation (étude expérimentale) de la probabilité d’avoir un </text:span><text:span text:style-name="T27">E3C</text:span><text:span text:style-name="T13"> sur une </text:span><text:span text:style-name="T27">Table</text:span><text:span text:style-name="T13">, en faisant augmenter le nombre d’essai.</text:span></text:p>
      <text:p text:style-name="P5"/>
      <text:p text:style-name="P8">Dans la main de Jeu.java un test est réalisé sur 1 million d’essais sur une table tout fraîche à chaque essais.</text:p>
      <text:p text:style-name="P8">On a finalement obtenu une proba de 0,7026 soit 70,26% d’obtenir un E3C sur la table.</text:p>
      <text:p text:style-name="P5"/>
      <text:p text:style-name="P25"><text:span text:style-name="T35">Pour les questions 8 et 10</text:span><text:span text:style-name="T13"> vous ferez une courbe montrant la fr</text:span><text:span text:style-name="T14">é</text:span><text:span text:style-name="T13">quence en fonction du nombre d’essai. En utilisant ces courbes, vous pr</text:span><text:span text:style-name="T14">é</text:span><text:span text:style-name="T13">ciserez le nombre d’essai qui vous semble être ”n</text:span><text:span text:style-name="T14">é</text:span><text:span text:style-name="T13">cessaires” pour avoir un </text:span><text:span text:style-name="T14">ré</text:span><text:span text:style-name="T13">sultat exp</text:span><text:span text:style-name="T14">é</text:span><text:span text:style-name="T13">rimental au plus proche du th</text:span><text:span text:style-name="T14">é</text:span><text:span text:style-name="T13">oriqu</text:span><text:span text:style-name="T15">e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1:07:19.788452166</meta:creation-date>
    <dc:date>2024-01-14T23:30:28.385532498</dc:date>
    <meta:editing-duration>PT8H24M31S</meta:editing-duration>
    <meta:editing-cycles>62</meta:editing-cycles>
    <meta:generator>LibreOffice/7.3.7.2$Linux_X86_64 LibreOffice_project/30$Build-2</meta:generator>
    <meta:document-statistic meta:table-count="0" meta:image-count="0" meta:object-count="9" meta:page-count="3" meta:paragraph-count="28" meta:word-count="472" meta:character-count="2705" meta:non-whitespace-character-count="2252"/>
  </office:meta>
</office:document-meta>
</file>

<file path=Object 1/content.xml><?xml version="1.0" encoding="utf-8"?>
<math xmlns="http://www.w3.org/1998/Math/MathML" display="block">
  <semantics>
    <mrow>
      <mi mathvariant="italic">nb</mi>
      <mi mathvariant="italic">de</mi>
      <mrow>
        <mi mathvariant="italic">possibilités</mi>
        <mo stretchy="false">=</mo>
        <mfrac>
          <mrow>
            <mi>n</mi>
            <mi>!</mi>
          </mrow>
          <mrow>
            <mi>p</mi>
            <mi>!</mi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i>!</mi>
          </mrow>
        </mfrac>
        <mo stretchy="false">=</mo>
        <mfrac>
          <mrow>
            <mn>81</mn>
            <mi>!</mi>
          </mrow>
          <mrow>
            <mn>9</mn>
            <mi>!</mi>
            <mn>72</mn>
            <mi>!</mi>
          </mrow>
        </mfrac>
        <mo stretchy="false">≃</mo>
        <mn>2.61</mn>
      </mrow>
      <mi>x</mi>
      <msup>
        <mn>10</mn>
        <mn>11</mn>
      </msup>
    </mrow>
    <annotation encoding="StarMath 5.0">nb de possibilités = {n!} over { p!(n-p)! } = {81!} over { 9!72! } simeq 2.61 x 10^11</annotation>
  </semantics>
</math>
</file>

<file path=Object 2/content.xml><?xml version="1.0" encoding="utf-8"?>
<math xmlns="http://www.w3.org/1998/Math/MathML" display="block">
  <semantics>
    <mrow>
      <mrow>
        <mrow>
          <mfrac>
            <mrow>
              <mn>27</mn>
              <mi>!</mi>
            </mrow>
            <mrow>
              <mn>3</mn>
              <mi>!</mi>
              <mn>24</mn>
              <mi>!</mi>
            </mrow>
          </mfrac>
          <mo stretchy="false">×</mo>
          <mfrac>
            <mrow>
              <mn>54</mn>
              <mi>!</mi>
            </mrow>
            <mrow>
              <mn>6</mn>
              <mi>!</mi>
              <mn>48</mn>
              <mi>!</mi>
            </mrow>
          </mfrac>
        </mrow>
        <mo stretchy="false">≃</mo>
        <mn>7.55</mn>
      </mrow>
      <mi>x</mi>
      <msup>
        <mn>10</mn>
        <mn>10</mn>
      </msup>
    </mrow>
    <annotation encoding="StarMath 5.0">{27!} over { 3!24! } times { {54!} over { 6!48! } } simeq 7.55 x 10^10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row>
          <mfrac>
            <mrow>
              <mn>7.55</mn>
              <mi>x</mi>
              <msup>
                <mn>10</mn>
                <mn>10</mn>
              </msup>
            </mrow>
            <mrow>
              <mn>2.61</mn>
              <mi>x</mi>
              <msup>
                <mn>10</mn>
                <mn>11</mn>
              </msup>
            </mrow>
          </mfrac>
          <mo stretchy="false">×</mo>
          <mn>100</mn>
        </mrow>
        <mo stretchy="false">=</mo>
        <mrow>
          <mfrac>
            <mn>0.755</mn>
            <mn>2.61</mn>
          </mfrac>
          <mo stretchy="false">×</mo>
          <mn>100</mn>
        </mrow>
        <mo stretchy="false">≃</mo>
        <mn>28.93</mn>
      </mrow>
      <mtext>%</mtext>
    </mrow>
    <annotation encoding="StarMath 5.0">P= {7.55x10^10} over { 2.61 x 10^11} times 100 = 0.755 over 2.61 times100 simeq 28.93%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row>
          <mfrac>
            <mrow>
              <mn>6.22</mn>
              <mi>x</mi>
              <msup>
                <mn>10</mn>
                <mn>10</mn>
              </msup>
            </mrow>
            <mrow>
              <mn>2.61</mn>
              <mi>x</mi>
              <msup>
                <mn>10</mn>
                <mn>11</mn>
              </msup>
            </mrow>
          </mfrac>
          <mo stretchy="false">×</mo>
          <mn>100</mn>
        </mrow>
        <mo stretchy="false">≃</mo>
        <mn>23.8</mn>
      </mrow>
      <mtext>%</mtext>
    </mrow>
    <annotation encoding="StarMath 5.0">P= {6.22x10^10} over { 2.61 x 10^11} times 100 simeq 23.8%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n>27</mn>
              <mi>!</mi>
            </mrow>
            <mrow>
              <mn>2</mn>
              <mi>!</mi>
              <mn>25</mn>
              <mi>!</mi>
            </mrow>
          </mfrac>
          <mo stretchy="false">×</mo>
          <mfrac>
            <mrow>
              <mn>54</mn>
              <mi>!</mi>
            </mrow>
            <mrow>
              <mn>7</mn>
              <mi>!</mi>
              <mn>47</mn>
              <mi>!</mi>
            </mrow>
          </mfrac>
        </mrow>
        <mo stretchy="false">≃</mo>
        <mn>6.22</mn>
      </mrow>
      <mi>x</mi>
      <msup>
        <mn>10</mn>
        <mn>11</mn>
      </msup>
    </mrow>
    <annotation encoding="StarMath 5.0">{27!} over { 2!25! } times { {54!} over { 7!47! } } simeq 6.22 x 10^11</annotation>
  </semantics>
</math>
</file>

<file path=Object 6/content.xml><?xml version="1.0" encoding="utf-8"?>
<math xmlns="http://www.w3.org/1998/Math/MathML" display="block">
  <semantics>
    <mrow>
      <mn>0.289</mn>
      <mi>x</mi>
      <mrow>
        <mn>0.238</mn>
        <mo stretchy="false">≃</mo>
        <mn>0.069</mn>
      </mrow>
    </mrow>
    <annotation encoding="StarMath 5.0">0.289 x 0.238 simeq 0.069</annotation>
  </semantics>
</math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scatter" chart:style-name="ch1">
        <chart:title svg:x="6.327cm" svg:y="0.316cm" chart:style-name="ch2">
          <text:p>Tri par sélection</text:p>
        </chart:title>
        <chart:legend chart:legend-position="end" svg:x="12.826cm" svg:y="4.203cm" style:legend-expansion="high" chart:style-name="ch3"/>
        <chart:plot-area chart:style-name="ch4" chart:data-source-has-labels="both" svg:x="1.331cm" svg:y="1.275cm" svg:width="11.175cm" svg:height="6.568cm">
          <chart:coordinate-region svg:x="1.952cm" svg:y="1.474cm" svg:width="10.182cm" svg:height="5.722cm"/>
          <chart:axis chart:dimension="x" chart:name="primary-x" chart:style-name="ch5" chartooo:axis-type="auto">
            <chart:title svg:x="5.578cm" svg:y="8.023cm" chart:style-name="ch6">
              <text:p>Nombre de carte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463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mps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scatter" chart:style-name="ch1">
        <chart:title svg:x="6.83cm" svg:y="0.316cm" chart:style-name="ch2">
          <text:p>Tri à bulles</text:p>
        </chart:title>
        <chart:legend chart:legend-position="end" svg:x="12.826cm" svg:y="4.204cm" style:legend-expansion="high" chart:style-name="ch3"/>
        <chart:plot-area chart:style-name="ch4" chart:data-source-has-labels="both" svg:x="1.331cm" svg:y="1.275cm" svg:width="11.175cm" svg:height="6.57cm">
          <chart:coordinate-region svg:x="1.952cm" svg:y="1.474cm" svg:width="10.182cm" svg:height="5.724cm"/>
          <chart:axis chart:dimension="x" chart:name="primary-x" chart:style-name="ch5" chartooo:axis-type="auto">
            <chart:title svg:x="5.578cm" svg:y="8.025cm" chart:style-name="ch6">
              <text:p>Nombre de carte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464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mps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scatter" chart:style-name="ch1">
        <chart:title svg:x="6.248cm" svg:y="0.316cm" chart:style-name="ch2">
          <text:p>Tri par insertions</text:p>
        </chart:title>
        <chart:legend chart:legend-position="end" svg:x="12.826cm" svg:y="4.203cm" style:legend-expansion="high" chart:style-name="ch3"/>
        <chart:plot-area chart:style-name="ch4" chart:data-source-has-labels="both" svg:x="1.331cm" svg:y="1.275cm" svg:width="11.175cm" svg:height="6.568cm">
          <chart:coordinate-region svg:x="1.952cm" svg:y="1.474cm" svg:width="10.182cm" svg:height="5.722cm"/>
          <chart:axis chart:dimension="x" chart:name="primary-x" chart:style-name="ch5" chartooo:axis-type="auto">
            <chart:title svg:x="5.578cm" svg:y="8.023cm" chart:style-name="ch6">
              <text:p>Nombre de carte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463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mps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1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1">
                <text:p>1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1">
                <text:p>22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1">
                <text:p>251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